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816cm" fo:min-width="9.2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316cm" fo:min-width="5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27cm" fo:min-width="0.471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4.1cm" svg:x="6.3cm" svg:y="1.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6.1cm" svg:height="2.6cm" svg:x="9.2cm" svg:y="2.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" draw:text-style-name="P1" draw:layer="layout" svg:width="1.447cm" svg:height="1.453cm" svg:x="13.168cm" svg:y="2.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447cm" svg:height="1.453cm" svg:x="9.886cm" svg:y="2.9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3" draw:text-style-name="P1" draw:layer="layout" svg:width="1.447cm" svg:height="1.453cm" svg:x="6.938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1.447cm" svg:height="1.453cm" svg:x="3.756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$N_d$§svg§600§FALSE§</svg:desc>
          <draw:polygon draw:style-name="gr4" draw:text-style-name="P2" draw:layer="layout" svg:width="0.689cm" svg:height="0.492cm" svg:x="14.538cm" svg:y="4.414cm" svg:viewBox="0 0 690 493" draw:points="346,493 0,493 0,0 690,0 690,493">
            <text:p/>
          </draw:polygon>
          <draw:path draw:style-name="gr5" draw:text-style-name="P3" draw:layer="layout" svg:width="0.406cm" svg:height="0.405cm" svg:x="14.558cm" svg:y="4.412cm" svg:viewBox="0 0 407 406" svg:d="M118 8c-5-8-5-8-17-8h-101v19h17c10 0 22 0 30 1 14 2 14 2 14 14v310c0 16 0 43-61 43v19c20 0 51-2 69-2 20 0 49 2 71 2v-19c-62 0-62-27-62-43v-310c3 3 3 5 6 8l243 355c5 9 5 9 10 9 9 0 9-3 9-15v-329c0-15 0-43 61-43v-19c-21 0-51 2-70 2-20 0-49-2-70-2v19c62 0 62 28 62 43v255z">
            <text:p/>
          </draw:path>
          <draw:path draw:style-name="gr5" draw:text-style-name="P3" draw:layer="layout" svg:width="0.213cm" svg:height="0.292cm" svg:x="15.007cm" svg:y="4.618cm" svg:viewBox="0 0 214 293" svg:d="M213 12c1 0 1-5 1-7s-1-5-6-5c-7 0-43 3-53 3-3 2-10 2-10 10 0 7 7 7 12 7 20 0 20 2 20 5 0 4-2 7-2 10l-23 95c-10-14-24-24-44-24-54 0-108 57-108 118 0 40 27 69 62 69 24 0 44-12 61-29 7 26 32 29 42 29 16 0 26-8 34-22 9-17 14-40 14-42 0-5-5-5-5-5-7 0-7 2-11 13-5 21-13 44-30 44-12 0-13-8-13-20 0-8 0-12 1-17zM125 237c-4 12-14 21-22 27-3 4-20 17-39 17-15 0-30-10-30-40 0-22 12-68 22-84 18-34 40-39 52-39 29 0 37 30 37 35 0 2 0 5-2 7z">
            <text:p/>
          </draw:path>
        </draw:g>
        <draw:g>
          <svg:title>TexMaths</svg:title>
          <svg:desc>14§display§$D$§svg§600§FALSE§</svg:desc>
          <draw:polygon draw:style-name="gr4" draw:text-style-name="P2" draw:layer="layout" svg:width="0.474cm" svg:height="0.424cm" svg:x="15.498cm" svg:y="5.169cm" svg:viewBox="0 0 475 425" draw:points="238,425 0,425 0,0 475,0 475,425">
            <text:p/>
          </draw:polygon>
          <draw:path draw:style-name="gr5" draw:text-style-name="P3" draw:layer="layout" svg:width="0.419cm" svg:height="0.426cm" svg:x="15.519cm" svg:y="5.167cm" svg:viewBox="0 0 420 427" svg:d="M0 0v19h14c50 0 50 8 50 31v329c0 21 0 28-50 28h-14v20h229c104 0 191-92 191-211s-83-216-191-216zM149 407c-30 0-30-3-30-24v-339c0-21 0-25 30-25h62c39 0 83 15 115 59 27 37 32 90 32 138 0 71-12 108-35 138-13 18-48 53-110 53z">
            <text:p/>
          </draw:path>
        </draw:g>
        <draw:g>
          <svg:title>TexMaths</svg:title>
          <svg:desc>14§display§\alpha§svg§600§FALSE§</svg:desc>
          <draw:polygon draw:style-name="gr4" draw:text-style-name="P2" draw:layer="layout" svg:width="0.315cm" svg:height="0.212cm" svg:x="4.334cm" svg:y="4.647cm" svg:viewBox="0 0 316 213" draw:points="158,213 0,213 0,0 316,0 316,213">
            <text:p/>
          </draw:polygon>
          <draw:path draw:style-name="gr5" draw:text-style-name="P3" draw:layer="layout" svg:width="0.276cm" svg:height="0.223cm" svg:x="4.354cm" svg:y="4.64cm" svg:viewBox="0 0 277 224" svg:d="M215 102c0-78-46-102-82-102-67 0-133 71-133 140 0 46 29 84 80 84 30 0 67-11 105-41 5 26 22 41 44 41 27 0 42-27 42-35 0-3-4-4-7-4s-4 1-5 4c-10 24-27 24-28 24-16 0-16-38-16-51 0-9 0-11 6-16 46-59 56-117 56-117 0-1 0-5-6-5-5 0-5 1-7 11-10 31-25 69-49 98zM182 169c-44 40-81 44-101 44-29 0-45-21-45-53 0-24 13-79 30-104 22-35 49-45 67-45 49 0 49 65 49 104 0 18 0 46 0 54z">
            <text:p/>
          </draw:path>
        </draw:g>
        <draw:g>
          <svg:title>TexMaths</svg:title>
          <svg:desc>14§display§\theta§svg§600§FALSE§</svg:desc>
          <draw:polygon draw:style-name="gr4" draw:text-style-name="P2" draw:layer="layout" svg:width="0.244cm" svg:height="0.34cm" svg:x="7.6cm" svg:y="4.607cm" svg:viewBox="0 0 245 341" draw:points="123,341 0,341 0,0 245,0 245,341">
            <text:p/>
          </draw:polygon>
          <draw:path draw:style-name="gr5" draw:text-style-name="P3" draw:layer="layout" svg:width="0.203cm" svg:height="0.353cm" svg:x="7.621cm" svg:y="4.6cm" svg:viewBox="0 0 204 354" svg:d="M204 101c0-32-8-101-58-101-70 0-146 140-146 252 0 46 14 102 59 102 70 0 145-143 145-253zM53 169c9-32 18-71 38-106 13-24 31-52 53-52 25 0 28 31 28 59 0 25-4 50-17 99zM151 185c-5 22-15 64-33 100-19 34-37 58-59 58-16 0-27-14-27-60 0-21 3-49 17-98z">
            <text:p/>
          </draw:path>
        </draw:g>
        <draw:g>
          <svg:title>TexMaths</svg:title>
          <svg:desc>14§display§z§svg§600§FALSE§</svg:desc>
          <draw:polygon draw:style-name="gr4" draw:text-style-name="P2" draw:layer="layout" svg:width="0.25cm" svg:height="0.212cm" svg:x="10.566cm" svg:y="4.532cm" svg:viewBox="0 0 251 213" draw:points="126,213 0,213 0,0 251,0 251,213">
            <text:p/>
          </draw:polygon>
          <draw:path draw:style-name="gr5" draw:text-style-name="P3" draw:layer="layout" svg:width="0.209cm" svg:height="0.223cm" svg:x="10.587cm" svg:y="4.525cm" svg:viewBox="0 0 210 224" svg:d="M45 178c27-30 41-41 59-56 0-2 31-27 49-45 46-46 57-70 57-71 0-6-4-6-5-6-3 0-4 1-7 6-16 23-26 32-38 32-11 0-17-9-25-17-9-11-17-21-34-21-38 0-60 46-60 56 0 3 1 6 5 6s6-3 7-6c10-22 38-22 42-22 10 0 20 2 31 7 20 7 25 7 38 7-17 22-59 57-69 65l-45 41c-33 34-50 62-50 66s6 4 6 4c4 0 5 0 8-6 11-18 27-30 42-30 11 0 17 4 30 18 8 11 16 18 30 18 49 0 79-63 79-76 0-2-3-5-7-5s-4 3-7 7c-11 32-42 42-59 42-10 0-18-4-29-7-17-7-24-9-36-9 0 0-8 0-12 2z">
            <text:p/>
          </draw:path>
        </draw:g>
        <draw:g>
          <svg:title>TexMaths</svg:title>
          <svg:desc>14§display§w§svg§600§FALSE§</svg:desc>
          <draw:polygon draw:style-name="gr4" draw:text-style-name="P2" draw:layer="layout" svg:width="0.364cm" svg:height="0.212cm" svg:x="13.8cm" svg:y="4.507cm" svg:viewBox="0 0 365 213" draw:points="183,213 0,213 0,0 365,0 365,213">
            <text:p/>
          </draw:polygon>
          <draw:path draw:style-name="gr5" draw:text-style-name="P3" draw:layer="layout" svg:width="0.326cm" svg:height="0.223cm" svg:x="13.814cm" svg:y="4.5cm" svg:viewBox="0 0 327 224" svg:d="M214 50c3-9 7-28 7-32 0-8-7-12-14-12-6 0-15 4-18 14-2 2-25 98-28 110-4 16-4 24-4 32 0 6 0 7 0 10-12 25-27 41-47 41-39 0-39-37-39-45 0-15 3-35 27-95 4-16 8-23 8-32 0-23-16-41-40-41-48 0-66 71-66 76s6 5 6 5c5 0 5-1 8-8 13-46 32-62 50-62 5 0 12 0 12 16 0 12-6 26-9 35-22 58-28 81-28 100 0 45 34 62 70 62 8 0 32 0 52-35 12 32 47 35 61 35 38 0 59-31 72-60 16-39 33-105 33-129 0-28-14-35-22-35-13 0-25 13-25 24 0 7 4 10 8 14 6 4 17 18 17 42 0 17-14 64-27 89-12 27-29 44-54 44-23 0-37-14-37-42 0-14 5-30 6-37z">
            <text:p/>
          </draw:path>
        </draw:g>
        <draw:line draw:style-name="gr6" draw:text-style-name="P4" draw:layer="layout" svg:x1="5.2cm" svg:y1="3.7cm" svg:x2="7cm" svg:y2="3.7cm">
          <text:p/>
        </draw:line>
        <draw:line draw:style-name="gr6" draw:text-style-name="P4" draw:layer="layout" svg:x1="8.4cm" svg:y1="3.7cm" svg:x2="9.87cm" svg:y2="3.7cm">
          <text:p/>
        </draw:line>
        <draw:line draw:style-name="gr6" draw:text-style-name="P4" draw:layer="layout" svg:x1="11.356cm" svg:y1="3.697cm" svg:x2="13.156cm" svg:y2="3.6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15:49:48.147799638</meta:creation-date>
    <dc:date>2016-06-23T16:07:29.217510716</dc:date>
    <meta:editing-duration>PT11S</meta:editing-duration>
    <meta:editing-cycles>1</meta:editing-cycles>
    <meta:document-statistic meta:object-count="31"/>
    <meta:generator>LibreOffice/5.0.5.2$Linux_X86_64 LibreOffice_project/00m0$Build-2</meta:generator>
  </office:meta>
</office:document-meta>
</file>